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17mm"/>
    </style:style>
    <style:style style:name="co2" style:family="table-column">
      <style:table-column-properties fo:break-before="auto" style:column-width="16.72mm"/>
    </style:style>
    <style:style style:name="co3" style:family="table-column">
      <style:table-column-properties fo:break-before="auto" style:column-width="18.3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3" table:style-name="ta1">
        <table:shapes>
          <draw:frame draw:z-index="0" draw:style-name="gr1" draw:text-style-name="P1" svg:width="264.23mm" svg:height="154.16mm" svg:x="25.46mm" svg:y="34.72mm">
            <loext:p draw:notify-on-update-of-ranges="'3'.A1:'3'.A1 '3'.A2:'3'.A6 '3'.B1:'3'.B1 '3'.B2:'3'.B6 '3'.C1:'3'.C1 '3'.C2:'3'.C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1-funroll</text:p>
          </table:table-cell>
        </table:table-row>
        <table:table-row table:style-name="ro1">
          <table:table-cell office:value-type="string" calcext:value-type="string">
            <text:p>N=1000000</text:p>
          </table:table-cell>
          <table:table-cell office:value-type="float" office:value="3285" calcext:value-type="float">
            <text:p>3285</text:p>
          </table:table-cell>
          <table:table-cell office:value-type="float" office:value="3371" calcext:value-type="float">
            <text:p>3371</text:p>
          </table:table-cell>
        </table:table-row>
        <table:table-row table:style-name="ro1">
          <table:table-cell office:value-type="string" calcext:value-type="string">
            <text:p>N=10000000</text:p>
          </table:table-cell>
          <table:table-cell office:value-type="float" office:value="37857" calcext:value-type="float">
            <text:p>37857</text:p>
          </table:table-cell>
          <table:table-cell office:value-type="float" office:value="27390" calcext:value-type="float">
            <text:p>27390</text:p>
          </table:table-cell>
        </table:table-row>
        <table:table-row table:style-name="ro1">
          <table:table-cell office:value-type="string" calcext:value-type="string">
            <text:p>N=100000000</text:p>
          </table:table-cell>
          <table:table-cell office:value-type="float" office:value="275635" calcext:value-type="float">
            <text:p>275635</text:p>
          </table:table-cell>
          <table:table-cell office:value-type="float" office:value="258651" calcext:value-type="float">
            <text:p>258651</text:p>
          </table:table-cell>
        </table:table-row>
        <table:table-row table:style-name="ro1">
          <table:table-cell office:value-type="string" calcext:value-type="string">
            <text:p>N=1000000000</text:p>
          </table:table-cell>
          <table:table-cell office:value-type="float" office:value="2517279" calcext:value-type="float">
            <text:p>2517279</text:p>
          </table:table-cell>
          <table:table-cell office:value-type="float" office:value="2474150" calcext:value-type="float">
            <text:p>2474150</text:p>
          </table:table-cell>
        </table:table-row>
        <table:table-row table:style-name="ro1">
          <table:table-cell office:value-type="string" calcext:value-type="string">
            <text:p>N=10000000000</text:p>
          </table:table-cell>
          <table:table-cell office:value-type="float" office:value="3561219" calcext:value-type="float">
            <text:p>3561219</text:p>
          </table:table-cell>
          <table:table-cell office:value-type="float" office:value="3455036" calcext:value-type="float">
            <text:p>34550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6T13:28:44.471605639</dc:date>
    <meta:editing-duration>PT1M54S</meta:editing-duration>
    <meta:editing-cycles>1</meta:editing-cycles>
    <meta:document-statistic meta:table-count="1" meta:cell-count="18" meta:object-count="1"/>
    <meta:generator>LibreOffice/5.0.2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424cm" svg:height="15.417cm" xlink:href=".." xlink:type="simple" chart:class="chart:line" chart:style-name="ch1">
        <chart:legend chart:legend-position="end" svg:x="23.538cm" svg:y="7.163cm" style:legend-expansion="high" chart:style-name="ch2"/>
        <chart:plot-area chart:style-name="ch3" table:cell-range-address="'3'.A1:'3'.C6" chart:data-source-has-labels="both" svg:x="0.528cm" svg:y="0.308cm" svg:width="22.482cm" svg:height="14.801cm">
          <chartooo:coordinate-region svg:x="2.155cm" svg:y="0.507cm" svg:width="19.545cm" svg:height="13.958cm"/>
          <chart:axis chart:dimension="x" chart:name="primary-x" chart:style-name="ch4" chartooo:axis-type="auto">
            <chartooo:date-scale/>
            <chart:categories table:cell-range-address="'3'.A2:'3'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3'.B2:'3'.B6" chart:label-cell-address="'3'.B1:'3'.B1" chart:class="chart:line">
            <chart:data-point chart:repeated="5"/>
          </chart:series>
          <chart:series chart:style-name="ch7" chart:values-cell-range-address="'3'.C2:'3'.C6" chart:label-cell-address="'3'.C1:'3'.C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</text:p>
                <draw:g>
                  <svg:desc>'3'.B1:'3'.B1</svg:desc>
                </draw:g>
              </table:table-cell>
              <table:table-cell office:value-type="string">
                <text:p>O1-funroll</text:p>
                <draw:g>
                  <svg:desc>'3'.C1:'3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=1000000</text:p>
                <draw:g>
                  <svg:desc>'3'.A2:'3'.A6</svg:desc>
                </draw:g>
              </table:table-cell>
              <table:table-cell office:value-type="float" office:value="3285">
                <text:p>3285</text:p>
                <draw:g>
                  <svg:desc>'3'.B2:'3'.B6</svg:desc>
                </draw:g>
              </table:table-cell>
              <table:table-cell office:value-type="float" office:value="3371">
                <text:p>3371</text:p>
                <draw:g>
                  <svg:desc>'3'.C2:'3'.C6</svg:desc>
                </draw:g>
              </table:table-cell>
            </table:table-row>
            <table:table-row>
              <table:table-cell office:value-type="string">
                <text:p>N=10000000</text:p>
              </table:table-cell>
              <table:table-cell office:value-type="float" office:value="37857">
                <text:p>37857</text:p>
              </table:table-cell>
              <table:table-cell office:value-type="float" office:value="27390">
                <text:p>27390</text:p>
              </table:table-cell>
            </table:table-row>
            <table:table-row>
              <table:table-cell office:value-type="string">
                <text:p>N=100000000</text:p>
              </table:table-cell>
              <table:table-cell office:value-type="float" office:value="275635">
                <text:p>275635</text:p>
              </table:table-cell>
              <table:table-cell office:value-type="float" office:value="258651">
                <text:p>258651</text:p>
              </table:table-cell>
            </table:table-row>
            <table:table-row>
              <table:table-cell office:value-type="string">
                <text:p>N=1000000000</text:p>
              </table:table-cell>
              <table:table-cell office:value-type="float" office:value="2517279">
                <text:p>2517279</text:p>
              </table:table-cell>
              <table:table-cell office:value-type="float" office:value="2474150">
                <text:p>2474150</text:p>
              </table:table-cell>
            </table:table-row>
            <table:table-row>
              <table:table-cell office:value-type="string">
                <text:p>N=10000000000</text:p>
              </table:table-cell>
              <table:table-cell office:value-type="float" office:value="3561219">
                <text:p>3561219</text:p>
              </table:table-cell>
              <table:table-cell office:value-type="float" office:value="3455036">
                <text:p>34550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